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</text:span></text:p>
            <text:p text:style-name="P4"><text:span text:style-name="T1">3.</text:span></text:p>
            <text:p text:style-name="P4"><text:span text:style-name="T1">4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33M54S</meta:editing-duration>
    <meta:editing-cycles>13</meta:editing-cycles>
    <meta:generator>LibreOffice/5.4.6.2$Linux_X86_64 LibreOffice_project/40m0$Build-2</meta:generator>
    <dc:date>2019-06-13T21:34:12.123245459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